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8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98.71mm"/>
    </style:style>
    <style:style style:name="co5" style:family="table-column">
      <style:table-column-properties fo:break-before="auto" style:column-width="27.57mm"/>
    </style:style>
    <style:style style:name="co6" style:family="table-column">
      <style:table-column-properties fo:break-before="auto" style:column-width="93.13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43.5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wrap-option="wrap" fo:border="0.06pt solid #000000"/>
    </style:style>
    <style:style style:name="ce8" style:family="table-cell" style:parent-style-name="Default" style:data-style-name="N4">
      <style:table-cell-properties fo:border="0.06pt solid #000000"/>
    </style:style>
    <style:style style:name="ce9" style:family="table-cell" style:parent-style-name="Default" style:data-style-name="N4">
      <style:table-cell-properties fo:wrap-option="wrap" fo:border="0.06pt solid #000000"/>
    </style:style>
    <style:style style:name="ce10" style:family="table-cell" style:parent-style-name="Default" style:data-style-name="N4">
      <style:table-cell-properties fo:background-color="#ffff00" fo:wrap-option="wrap" fo:border="0.06pt solid #000000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4">
      <style:table-cell-properties fo:wrap-option="wrap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t_cessacao" table:style-name="ta1" table:print-ranges="mot_cessacao.G1:mot_cessacao.J20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1" table:default-cell-style-name="ce1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  <table:table-cell table:number-columns-repeated="2"/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IMITE MEDICO</text:p>
          </table:table-cell>
          <table:table-cell table:style-name="ce8" office:value-type="float" office:value="20825104" calcext:value-type="float">
            <text:p>20.825.104,00</text:p>
          </table:table-cell>
          <table:table-cell table:formula="of:=[.C2]/[.$C$92]" office:value-type="percentage" office:value="0.514542263017965" calcext:value-type="percentage">
            <text:p>51,45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IMITE MEDICO</text:p>
          </table:table-cell>
          <table:table-cell table:style-name="ce8" office:value-type="float" office:value="20825104" calcext:value-type="float">
            <text:p>20.825.104,00</text:p>
          </table:table-cell>
          <table:table-cell table:style-name="ce12" table:formula="of:=[.I2]/[.$C$92]" office:value-type="percentage" office:value="0.514542263017965" calcext:value-type="percentage">
            <text:p>51,4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LIMITE MEDICO INFORMADO P/ PERICIA</text:p>
          </table:table-cell>
          <table:table-cell table:style-name="ce8" office:value-type="float" office:value="8561490" calcext:value-type="float">
            <text:p>8.561.490,00</text:p>
          </table:table-cell>
          <table:table-cell table:formula="of:=[.C3]/[.$C$92]" office:value-type="percentage" office:value="0.21153548329966" calcext:value-type="percentage">
            <text:p>21,15%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LIMITE MEDICO INFORMADO P/ PERICIA</text:p>
          </table:table-cell>
          <table:table-cell table:style-name="ce8" office:value-type="float" office:value="8561490" calcext:value-type="float">
            <text:p>8.561.490,00</text:p>
          </table:table-cell>
          <table:table-cell table:style-name="ce12" table:formula="of:=[.I3]/[.$C$92]" office:value-type="percentage" office:value="0.21153548329966" calcext:value-type="percentage">
            <text:p>21,1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TRANSFORMACAO PARA OUTRA ESPECIE</text:p>
          </table:table-cell>
          <table:table-cell table:style-name="ce8" office:value-type="float" office:value="3066960" calcext:value-type="float">
            <text:p>3.066.960,00</text:p>
          </table:table-cell>
          <table:table-cell table:formula="of:=[.C4]/[.$C$92]" office:value-type="percentage" office:value="0.0757777987080199" calcext:value-type="percentage">
            <text:p>7,58%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TRANSFORMACAO PARA OUTRA ESPECIE</text:p>
          </table:table-cell>
          <table:table-cell table:style-name="ce8" office:value-type="float" office:value="3066960" calcext:value-type="float">
            <text:p>3.066.960,00</text:p>
          </table:table-cell>
          <table:table-cell table:style-name="ce12" table:formula="of:=[.I4]/[.$C$92]" office:value-type="percentage" office:value="0.0757777987080199" calcext:value-type="percentage">
            <text:p>7,58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ESSADO P/ SIST. DE OBITOS(SISOBI)</text:p>
          </table:table-cell>
          <table:table-cell table:style-name="ce8" office:value-type="float" office:value="2905893" calcext:value-type="float">
            <text:p>2.905.893,00</text:p>
          </table:table-cell>
          <table:table-cell table:formula="of:=[.C5]/[.$C$92]" office:value-type="percentage" office:value="0.0717981893539674" calcext:value-type="percentage">
            <text:p>7,18%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ESSADO P/ SIST. DE OBITOS(SISOBI)</text:p>
          </table:table-cell>
          <table:table-cell table:style-name="ce8" office:value-type="float" office:value="2905893" calcext:value-type="float">
            <text:p>2.905.893,00</text:p>
          </table:table-cell>
          <table:table-cell table:style-name="ce12" table:formula="of:=[.I5]/[.$C$92]" office:value-type="percentage" office:value="0.0717981893539674" calcext:value-type="percentage">
            <text:p>7,18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CA ACP2005.33.00.020219-8</text:p>
          </table:table-cell>
          <table:table-cell table:style-name="ce8" office:value-type="float" office:value="2500901" calcext:value-type="float">
            <text:p>2.500.901,00</text:p>
          </table:table-cell>
          <table:table-cell table:formula="of:=[.C6]/[.$C$92]" office:value-type="percentage" office:value="0.061791732714703" calcext:value-type="percentage">
            <text:p>6,18%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CA ACP2005.33.00.020219-8</text:p>
          </table:table-cell>
          <table:table-cell table:style-name="ce8" office:value-type="float" office:value="2500901" calcext:value-type="float">
            <text:p>2.500.901,00</text:p>
          </table:table-cell>
          <table:table-cell table:style-name="ce12" table:formula="of:=[.I6]/[.$C$92]" office:value-type="percentage" office:value="0.061791732714703" calcext:value-type="percentage">
            <text:p>6,18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OBITO DO TITULAR DO BENEFICIO</text:p>
          </table:table-cell>
          <table:table-cell table:style-name="ce8" office:value-type="float" office:value="784839" calcext:value-type="float">
            <text:p>784.839,00</text:p>
          </table:table-cell>
          <table:table-cell table:formula="of:=[.C7]/[.$C$92]" office:value-type="percentage" office:value="0.0193916359392374" calcext:value-type="percentage">
            <text:p>1,94%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OBITO DO TITULAR DO BENEFICIO</text:p>
          </table:table-cell>
          <table:table-cell table:style-name="ce8" office:value-type="float" office:value="784839" calcext:value-type="float">
            <text:p>784.839,00</text:p>
          </table:table-cell>
          <table:table-cell table:style-name="ce12" table:formula="of:=[.I7]/[.$C$92]" office:value-type="percentage" office:value="0.0193916359392374" calcext:value-type="percentage">
            <text:p>1,94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ECISAO JUDICIAL</text:p>
          </table:table-cell>
          <table:table-cell table:style-name="ce8" office:value-type="float" office:value="508522" calcext:value-type="float">
            <text:p>508.522,00</text:p>
          </table:table-cell>
          <table:table-cell table:formula="of:=[.C8]/[.$C$92]" office:value-type="percentage" office:value="0.0125644539722069" calcext:value-type="percentage">
            <text:p>1,26%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ECISAO JUDICIAL</text:p>
          </table:table-cell>
          <table:table-cell table:style-name="ce8" office:value-type="float" office:value="508522" calcext:value-type="float">
            <text:p>508.522,00</text:p>
          </table:table-cell>
          <table:table-cell table:style-name="ce12" table:formula="of:=[.I8]/[.$C$92]" office:value-type="percentage" office:value="0.0125644539722069" calcext:value-type="percentage">
            <text:p>1,26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ENEFICIO C/DCI C/ MAIS DE 60 DIAS</text:p>
          </table:table-cell>
          <table:table-cell table:style-name="ce8" office:value-type="float" office:value="204771" calcext:value-type="float">
            <text:p>204.771,00</text:p>
          </table:table-cell>
          <table:table-cell table:formula="of:=[.C9]/[.$C$92]" office:value-type="percentage" office:value="0.0050594385382398" calcext:value-type="percentage">
            <text:p>0,51%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ENEFICIO C/DCI C/ MAIS DE 60 DIAS</text:p>
          </table:table-cell>
          <table:table-cell table:style-name="ce8" office:value-type="float" office:value="204771" calcext:value-type="float">
            <text:p>204.771,00</text:p>
          </table:table-cell>
          <table:table-cell table:style-name="ce12" table:formula="of:=[.I9]/[.$C$92]" office:value-type="percentage" office:value="0.0050594385382398" calcext:value-type="percentage">
            <text:p>0,51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NEF. SUSPENSO POR MAIS DE 6 MESES</text:p>
          </table:table-cell>
          <table:table-cell office:value-type="float" office:value="145378" calcext:value-type="float">
            <text:p>145.378,00</text:p>
          </table:table-cell>
          <table:table-cell table:formula="of:=[.C10]/[.$C$92]" office:value-type="percentage" office:value="0.00359196886186142" calcext:value-type="percentage">
            <text:p>0,36%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BENEF. SUSPENSO POR MAIS DE 6 MESES</text:p>
          </table:table-cell>
          <table:table-cell table:style-name="ce9" office:value-type="float" office:value="145378" calcext:value-type="float">
            <text:p>145.378,00</text:p>
          </table:table-cell>
          <table:table-cell table:style-name="ce12" table:formula="of:=[.I10]/[.$C$92]" office:value-type="percentage" office:value="0.00359196886186142" calcext:value-type="percentage">
            <text:p>0,36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ISTENCIA ESCRITA TITULAR DO BENEFICIO</text:p>
          </table:table-cell>
          <table:table-cell office:value-type="float" office:value="133916" calcext:value-type="float">
            <text:p>133.916,00</text:p>
          </table:table-cell>
          <table:table-cell table:formula="of:=[.C11]/[.$C$92]" office:value-type="percentage" office:value="0.00330876819123275" calcext:value-type="percentage">
            <text:p>0,33%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DESISTENCIA ESCRITA TITULAR DO BENEFICIO</text:p>
          </table:table-cell>
          <table:table-cell table:style-name="ce9" office:value-type="float" office:value="133916" calcext:value-type="float">
            <text:p>133.916,00</text:p>
          </table:table-cell>
          <table:table-cell table:style-name="ce12" table:formula="of:=[.I11]/[.$C$92]" office:value-type="percentage" office:value="0.00330876819123275" calcext:value-type="percentage">
            <text:p>0,33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B TRANSITADO JULG/REV.ADM</text:p>
          </table:table-cell>
          <table:table-cell office:value-type="float" office:value="124531" calcext:value-type="float">
            <text:p>124.531,00</text:p>
          </table:table-cell>
          <table:table-cell table:formula="of:=[.C12]/[.$C$92]" office:value-type="percentage" office:value="0.00307688559710867" calcext:value-type="percentage">
            <text:p>0,31%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NB TRANSITADO JULG/REV.ADM</text:p>
          </table:table-cell>
          <table:table-cell table:style-name="ce9" office:value-type="float" office:value="124531" calcext:value-type="float">
            <text:p>124.531,00</text:p>
          </table:table-cell>
          <table:table-cell table:style-name="ce12" table:formula="of:=[.I12]/[.$C$92]" office:value-type="percentage" office:value="0.00307688559710867" calcext:value-type="percentage">
            <text:p>0,31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X.DOENCA NAO COMPAREC. A PERICIA</text:p>
          </table:table-cell>
          <table:table-cell office:value-type="float" office:value="124179" calcext:value-type="float">
            <text:p>124.179,00</text:p>
          </table:table-cell>
          <table:table-cell table:formula="of:=[.C13]/[.$C$92]" office:value-type="percentage" office:value="0.00306818845559225" calcext:value-type="percentage">
            <text:p>0,31%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AUX.DOENCA NAO COMPAREC. A PERICIA</text:p>
          </table:table-cell>
          <table:table-cell table:style-name="ce9" office:value-type="float" office:value="124179" calcext:value-type="float">
            <text:p>124.179,00</text:p>
          </table:table-cell>
          <table:table-cell table:style-name="ce12" table:formula="of:=[.I13]/[.$C$92]" office:value-type="percentage" office:value="0.00306818845559225" calcext:value-type="percentage">
            <text:p>0,31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CESSAO DE OUTRO BENEFICIO</text:p>
          </table:table-cell>
          <table:table-cell office:value-type="float" office:value="113529" calcext:value-type="float">
            <text:p>113.529,00</text:p>
          </table:table-cell>
          <table:table-cell table:formula="of:=[.C14]/[.$C$92]" office:value-type="percentage" office:value="0.00280505050914351" calcext:value-type="percentage">
            <text:p>0,28%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CONCESSAO DE OUTRO BENEFICIO</text:p>
          </table:table-cell>
          <table:table-cell table:style-name="ce9" office:value-type="float" office:value="113529" calcext:value-type="float">
            <text:p>113.529,00</text:p>
          </table:table-cell>
          <table:table-cell table:style-name="ce12" table:formula="of:=[.I14]/[.$C$92]" office:value-type="percentage" office:value="0.00280505050914351" calcext:value-type="percentage">
            <text:p>0,28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SP SISOBI MAIS 6 MESES</text:p>
          </table:table-cell>
          <table:table-cell office:value-type="float" office:value="91844" calcext:value-type="float">
            <text:p>91.844,00</text:p>
          </table:table-cell>
          <table:table-cell table:formula="of:=[.C15]/[.$C$92]" office:value-type="percentage" office:value="0.00226926211771245" calcext:value-type="percentage">
            <text:p>0,23%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SUSP SISOBI MAIS 6 MESES</text:p>
          </table:table-cell>
          <table:table-cell table:style-name="ce9" office:value-type="float" office:value="91844" calcext:value-type="float">
            <text:p>91.844,00</text:p>
          </table:table-cell>
          <table:table-cell table:style-name="ce12" table:formula="of:=[.I15]/[.$C$92]" office:value-type="percentage" office:value="0.00226926211771245" calcext:value-type="percentage">
            <text:p>0,23%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ESSACAO POR CONCESSAO DE B80</text:p>
          </table:table-cell>
          <table:table-cell office:value-type="float" office:value="74655" calcext:value-type="float">
            <text:p>74.655,00</text:p>
          </table:table-cell>
          <table:table-cell table:formula="of:=[.C16]/[.$C$92]" office:value-type="percentage" office:value="0.00184455994292303" calcext:value-type="percentage">
            <text:p>0,18%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CESSACAO POR CONCESSAO DE B80</text:p>
          </table:table-cell>
          <table:table-cell table:style-name="ce9" office:value-type="float" office:value="74655" calcext:value-type="float">
            <text:p>74.655,00</text:p>
          </table:table-cell>
          <table:table-cell table:style-name="ce12" table:formula="of:=[.I16]/[.$C$92]" office:value-type="percentage" office:value="0.00184455994292303" calcext:value-type="percentage">
            <text:p>0,18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OLTA AO TRABALHO</text:p>
          </table:table-cell>
          <table:table-cell office:value-type="float" office:value="61229" calcext:value-type="float">
            <text:p>61.229,00</text:p>
          </table:table-cell>
          <table:table-cell table:formula="of:=[.C17]/[.$C$92]" office:value-type="percentage" office:value="0.00151283317587883" calcext:value-type="percentage">
            <text:p>0,15%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VOLTA AO TRABALHO</text:p>
          </table:table-cell>
          <table:table-cell table:style-name="ce9" office:value-type="float" office:value="61229" calcext:value-type="float">
            <text:p>61.229,00</text:p>
          </table:table-cell>
          <table:table-cell table:style-name="ce12" table:formula="of:=[.I17]/[.$C$92]" office:value-type="percentage" office:value="0.00151283317587883" calcext:value-type="percentage">
            <text:p>0,15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STATACAO IRREGULAR./ERRO ADM.</text:p>
          </table:table-cell>
          <table:table-cell office:value-type="float" office:value="40351" calcext:value-type="float">
            <text:p>40.351,00</text:p>
          </table:table-cell>
          <table:table-cell table:formula="of:=[.C18]/[.$C$92]" office:value-type="percentage" office:value="0.000996983969685718" calcext:value-type="percentage">
            <text:p>0,10%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CONSTATACAO IRREGULAR./ERRO ADM.</text:p>
          </table:table-cell>
          <table:table-cell table:style-name="ce9" office:value-type="float" office:value="40351" calcext:value-type="float">
            <text:p>40.351,00</text:p>
          </table:table-cell>
          <table:table-cell table:style-name="ce12" table:formula="of:=[.I18]/[.$C$92]" office:value-type="percentage" office:value="0.000996983969685718" calcext:value-type="percentage">
            <text:p>0,10%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AO COMPARECIMENTO A REABILITACAO PROF.</text:p>
          </table:table-cell>
          <table:table-cell office:value-type="float" office:value="26687" calcext:value-type="float">
            <text:p>26.687,00</text:p>
          </table:table-cell>
          <table:table-cell table:formula="of:=[.C19]/[.$C$92]" office:value-type="percentage" office:value="0.000659376749002571" calcext:value-type="percentage">
            <text:p>0,07%</text:p>
          </table:table-cell>
          <table:table-cell table:number-columns-repeated="2"/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outros</text:p>
          </table:table-cell>
          <table:table-cell table:style-name="ce14" table:formula="of:=SUM([.C19:.C91])" office:value-type="float" office:value="204976" calcext:value-type="float">
            <text:p>204.976,00</text:p>
          </table:table-cell>
          <table:table-cell table:style-name="ce12" table:formula="of:=[.I19]/[.$C$92]" office:value-type="percentage" office:value="0.00506450363486158" calcext:value-type="percentage">
            <text:p>0,51%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RROGACAO DE BENEFICIO ANTERIOR</text:p>
          </table:table-cell>
          <table:table-cell office:value-type="float" office:value="24931" calcext:value-type="float">
            <text:p>24.931,00</text:p>
          </table:table-cell>
          <table:table-cell table:formula="of:=[.C20]/[.$C$92]" office:value-type="percentage" office:value="0.000615989872574029" calcext:value-type="percentage">
            <text:p>0,06%</text:p>
          </table:table-cell>
          <table:table-cell table:number-columns-repeated="4"/>
          <table:table-cell table:style-name="ce11" table:formula="of:=SUM([.I2:.I19])" office:value-type="float" office:value="40473068" calcext:value-type="float">
            <text:p>40.473.068,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UMULACAO INDEVIDA DE BENEFICIOS</text:p>
          </table:table-cell>
          <table:table-cell office:value-type="float" office:value="20185" calcext:value-type="float">
            <text:p>20.185,00</text:p>
          </table:table-cell>
          <table:table-cell table:formula="of:=[.C21]/[.$C$92]" office:value-type="percentage" office:value="0.000498726708832649" calcext:value-type="percentage">
            <text:p>0,05%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NEF. CESSADO NO SISTEMA ANTIGO</text:p>
          </table:table-cell>
          <table:table-cell office:value-type="float" office:value="11653" calcext:value-type="float">
            <text:p>11.653,00</text:p>
          </table:table-cell>
          <table:table-cell table:formula="of:=[.C22]/[.$C$92]" office:value-type="percentage" office:value="0.000287919858212874" calcext:value-type="percentage">
            <text:p>0,03%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ESSADO, DIVERGENCIA DADOS CNIS</text:p>
          </table:table-cell>
          <table:table-cell office:value-type="float" office:value="11089" calcext:value-type="float">
            <text:p>11.089,00</text:p>
          </table:table-cell>
          <table:table-cell table:formula="of:=[.C23]/[.$C$92]" office:value-type="percentage" office:value="0.00027398466555587" calcext:value-type="percentage">
            <text:p>0,03%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TATACAO DE FRAUDE</text:p>
          </table:table-cell>
          <table:table-cell office:value-type="float" office:value="8068" calcext:value-type="float">
            <text:p>8.068,00</text:p>
          </table:table-cell>
          <table:table-cell table:formula="of:=[.C24]/[.$C$92]" office:value-type="percentage" office:value="0.000199342436802666" calcext:value-type="percentage">
            <text:p>0,02%</text:p>
          </table:table-cell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FRAUDE INFORMADA PELA AUDITORIA</text:p>
          </table:table-cell>
          <table:table-cell table:style-name="ce10" office:value-type="float" office:value="7969" calcext:value-type="float">
            <text:p>7.969,00</text:p>
          </table:table-cell>
          <table:table-cell table:style-name="ce13" table:formula="of:=[.C25]/[.$C$92]" office:value-type="percentage" office:value="0.000196896365751171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SSACAO POR SUSPEITA DE OBITO</text:p>
          </table:table-cell>
          <table:table-cell office:value-type="float" office:value="7784" calcext:value-type="float">
            <text:p>7.784,00</text:p>
          </table:table-cell>
          <table:table-cell table:formula="of:=[.C26]/[.$C$92]" office:value-type="percentage" office:value="0.000192325424897366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MITE INDEFINIDO S/CONCESSAO DE B32/92</text:p>
          </table:table-cell>
          <table:table-cell office:value-type="float" office:value="7379" calcext:value-type="float">
            <text:p>7.379,00</text:p>
          </table:table-cell>
          <table:table-cell table:formula="of:=[.C27]/[.$C$92]" office:value-type="percentage" office:value="0.000182318770595795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NEFICIO SEM DEPENDENTE VALIDO</text:p>
          </table:table-cell>
          <table:table-cell office:value-type="float" office:value="6992" calcext:value-type="float">
            <text:p>6.992,00</text:p>
          </table:table-cell>
          <table:table-cell table:formula="of:=[.C28]/[.$C$92]" office:value-type="percentage" office:value="0.000172756856485404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 COMPROVACAO DE FE DE VIDA</text:p>
          </table:table-cell>
          <table:table-cell office:value-type="float" office:value="6650" calcext:value-type="float">
            <text:p>6.650,00</text:p>
          </table:table-cell>
          <table:table-cell table:formula="of:=[.C29]/[.$C$92]" office:value-type="percentage" office:value="0.000164306792852966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TA VOLUNTARIA</text:p>
          </table:table-cell>
          <table:table-cell office:value-type="float" office:value="6328" calcext:value-type="float">
            <text:p>6.328,00</text:p>
          </table:table-cell>
          <table:table-cell table:formula="of:=[.C30]/[.$C$92]" office:value-type="percentage" office:value="0.000156350884988506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CES. APOSENT. P/RECLUSO</text:p>
          </table:table-cell>
          <table:table-cell office:value-type="float" office:value="6214" calcext:value-type="float">
            <text:p>6.214,00</text:p>
          </table:table-cell>
          <table:table-cell table:formula="of:=[.C31]/[.$C$92]" office:value-type="percentage" office:value="0.000153534197111027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ESSACAO DE B80 (60 DIAS)</text:p>
          </table:table-cell>
          <table:table-cell office:value-type="float" office:value="4901" calcext:value-type="float">
            <text:p>4.901,00</text:p>
          </table:table-cell>
          <table:table-cell table:formula="of:=[.C32]/[.$C$92]" office:value-type="percentage" office:value="0.000121092870943216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NCELAMENTO POR FRAUDE/AUDITORIA</text:p>
          </table:table-cell>
          <table:table-cell office:value-type="float" office:value="4653" calcext:value-type="float">
            <text:p>4.653,00</text:p>
          </table:table-cell>
          <table:table-cell table:formula="of:=[.C33]/[.$C$92]" office:value-type="percentage" office:value="0.000114965339420278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SSACAO POR SUSPEITA DE OBITO/SIM</text:p>
          </table:table-cell>
          <table:table-cell office:value-type="float" office:value="4368" calcext:value-type="float">
            <text:p>4.368,00</text:p>
          </table:table-cell>
          <table:table-cell table:formula="of:=[.C34]/[.$C$92]" office:value-type="percentage" office:value="0.00010792361972658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CUSA AO PROGR. REABILIT. PROFIS.</text:p>
          </table:table-cell>
          <table:table-cell office:value-type="float" office:value="4287" calcext:value-type="float">
            <text:p>4.287,00</text:p>
          </table:table-cell>
          <table:table-cell table:formula="of:=[.C35]/[.$C$92]" office:value-type="percentage" office:value="0.000105922288866265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SS.P/ RECUP. PARCIAL APOS 5 ANOS</text:p>
          </table:table-cell>
          <table:table-cell office:value-type="float" office:value="4041" calcext:value-type="float">
            <text:p>4.041,00</text:p>
          </table:table-cell>
          <table:table-cell table:formula="of:=[.C36]/[.$C$92]" office:value-type="percentage" office:value="0.0000998441729201256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SSACAO POR NAO COMPARECIMENTO AO CENSO</text:p>
          </table:table-cell>
          <table:table-cell office:value-type="float" office:value="3338" calcext:value-type="float">
            <text:p>3.338,00</text:p>
          </table:table-cell>
          <table:table-cell table:formula="of:=[.C37]/[.$C$92]" office:value-type="percentage" office:value="0.0000824745976756692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M DENEGATORIA - REVBPC</text:p>
          </table:table-cell>
          <table:table-cell office:value-type="float" office:value="3190" calcext:value-type="float">
            <text:p>3.190,00</text:p>
          </table:table-cell>
          <table:table-cell table:formula="of:=[.C38]/[.$C$92]" office:value-type="percentage" office:value="0.0000788178449926257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ESSACAO B94/95 PARECER MEDICO CONTRARIO</text:p>
          </table:table-cell>
          <table:table-cell office:value-type="float" office:value="2750" calcext:value-type="float">
            <text:p>2.750,00</text:p>
          </table:table-cell>
          <table:table-cell table:formula="of:=[.C39]/[.$C$92]" office:value-type="percentage" office:value="0.0000679464180970911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SSACAO P/ACAO REVISIONAL COMPARTILHADA</text:p>
          </table:table-cell>
          <table:table-cell office:value-type="float" office:value="2402" calcext:value-type="float">
            <text:p>2.402,00</text:p>
          </table:table-cell>
          <table:table-cell table:formula="of:=[.C40]/[.$C$92]" office:value-type="percentage" office:value="0.0000593481077342592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VBPC N+DEF LON PZ/R&gt;1/4S</text:p>
          </table:table-cell>
          <table:table-cell office:value-type="float" office:value="2325" calcext:value-type="float">
            <text:p>2.325,00</text:p>
          </table:table-cell>
          <table:table-cell table:formula="of:=[.C41]/[.$C$92]" office:value-type="percentage" office:value="0.0000574456080275407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REGULARIDADE DETECTADA PELA AUDITORIA</text:p>
          </table:table-cell>
          <table:table-cell office:value-type="float" office:value="2276" calcext:value-type="float">
            <text:p>2.276,00</text:p>
          </table:table-cell>
          <table:table-cell table:formula="of:=[.C42]/[.$C$92]" office:value-type="percentage" office:value="0.0000562349263959925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VBPC NAO LOCALIZ. DO BENEFICIARIO</text:p>
          </table:table-cell>
          <table:table-cell office:value-type="float" office:value="1989" calcext:value-type="float">
            <text:p>1.989,00</text:p>
          </table:table-cell>
          <table:table-cell table:formula="of:=[.C43]/[.$C$92]" office:value-type="percentage" office:value="0.0000491437911254961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ENEFICIO COM NIT ERRADO</text:p>
          </table:table-cell>
          <table:table-cell office:value-type="float" office:value="1759" calcext:value-type="float">
            <text:p>1.759,00</text:p>
          </table:table-cell>
          <table:table-cell table:formula="of:=[.C44]/[.$C$92]" office:value-type="percentage" office:value="0.000043460999793739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SS.P/ RECUP.TOTAL DENTRO 5 ANOS</text:p>
          </table:table-cell>
          <table:table-cell office:value-type="float" office:value="1709" calcext:value-type="float">
            <text:p>1.709,00</text:p>
          </table:table-cell>
          <table:table-cell table:formula="of:=[.C45]/[.$C$92]" office:value-type="percentage" office:value="0.0000422256103737923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CISAO DE CESSACAO POR RECURSO</text:p>
          </table:table-cell>
          <table:table-cell office:value-type="float" office:value="1477" calcext:value-type="float">
            <text:p>1.477,00</text:p>
          </table:table-cell>
          <table:table-cell table:formula="of:=[.C46]/[.$C$92]" office:value-type="percentage" office:value="0.000036493403465237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RRO ADM. INFORMADO PELA AUDITORIA</text:p>
          </table:table-cell>
          <table:table-cell office:value-type="float" office:value="1292" calcext:value-type="float">
            <text:p>1.292,00</text:p>
          </table:table-cell>
          <table:table-cell table:formula="of:=[.C47]/[.$C$92]" office:value-type="percentage" office:value="0.000031922462611433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NCELAMENTO P/IRREGULARIDADE/AUDITORIA</text:p>
          </table:table-cell>
          <table:table-cell office:value-type="float" office:value="770" calcext:value-type="float">
            <text:p>770,00</text:p>
          </table:table-cell>
          <table:table-cell table:formula="of:=[.C48]/[.$C$92]" office:value-type="percentage" office:value="0.000019024997067185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RREGULARID./ERRO MEDICO-PERICIAL</text:p>
          </table:table-cell>
          <table:table-cell office:value-type="float" office:value="629" calcext:value-type="float">
            <text:p>629,00</text:p>
          </table:table-cell>
          <table:table-cell table:formula="of:=[.C49]/[.$C$92]" office:value-type="percentage" office:value="0.000015541198902934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ESSACAO ACUMULACAO INDEVIDA REV. 2003</text:p>
          </table:table-cell>
          <table:table-cell office:value-type="float" office:value="515" calcext:value-type="float">
            <text:p>515,00</text:p>
          </table:table-cell>
          <table:table-cell table:formula="of:=[.C50]/[.$C$92]" office:value-type="percentage" office:value="0.000012724511025455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NSFORMACAO B87 EM B88</text:p>
          </table:table-cell>
          <table:table-cell office:value-type="float" office:value="459" calcext:value-type="float">
            <text:p>459,00</text:p>
          </table:table-cell>
          <table:table-cell table:formula="of:=[.C51]/[.$C$92]" office:value-type="percentage" office:value="0.00001134087487511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SSACAO BATIMENTO FUNASA</text:p>
          </table:table-cell>
          <table:table-cell office:value-type="float" office:value="424" calcext:value-type="float">
            <text:p>424,00</text:p>
          </table:table-cell>
          <table:table-cell table:formula="of:=[.C52]/[.$C$92]" office:value-type="percentage" office:value="0.000010476102281151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ESSACAO DE PA DEVIDO DATA LIMITE</text:p>
          </table:table-cell>
          <table:table-cell office:value-type="float" office:value="387" calcext:value-type="float">
            <text:p>387,00</text:p>
          </table:table-cell>
          <table:table-cell table:formula="of:=[.C53]/[.$C$92]" office:value-type="percentage" office:value="0.0000095619141103906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SS. DE B80 C/CONTRATO TEMPORARIO</text:p>
          </table:table-cell>
          <table:table-cell office:value-type="float" office:value="358" calcext:value-type="float">
            <text:p>358,00</text:p>
          </table:table-cell>
          <table:table-cell table:formula="of:=[.C54]/[.$C$92]" office:value-type="percentage" office:value="0.0000088453882468213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CESSAO DE AUXILIO FUNERAL (PAB)</text:p>
          </table:table-cell>
          <table:table-cell office:value-type="float" office:value="350" calcext:value-type="float">
            <text:p>350,00</text:p>
          </table:table-cell>
          <table:table-cell table:formula="of:=[.C55]/[.$C$92]" office:value-type="percentage" office:value="0.00000864772593962978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ESS. DEVIDO PERDA QUALID. DEPEND.</text:p>
          </table:table-cell>
          <table:table-cell office:value-type="float" office:value="314" calcext:value-type="float">
            <text:p>314,00</text:p>
          </table:table-cell>
          <table:table-cell table:formula="of:=[.C56]/[.$C$92]" office:value-type="percentage" office:value="0.0000077582455572678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O ATENDIMENTO CONVOCACAO INSPET.</text:p>
          </table:table-cell>
          <table:table-cell office:value-type="float" office:value="309" calcext:value-type="float">
            <text:p>309,00</text:p>
          </table:table-cell>
          <table:table-cell table:formula="of:=[.C57]/[.$C$92]" office:value-type="percentage" office:value="0.0000076347066152731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ESS.DE BENEFICIO FORA DE CADASTRO</text:p>
          </table:table-cell>
          <table:table-cell office:value-type="float" office:value="287" calcext:value-type="float">
            <text:p>287,00</text:p>
          </table:table-cell>
          <table:table-cell table:formula="of:=[.C58]/[.$C$92]" office:value-type="percentage" office:value="0.0000070911352704964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SPENSAO 64 P/MAIS 6MESES</text:p>
          </table:table-cell>
          <table:table-cell office:value-type="float" office:value="242" calcext:value-type="float">
            <text:p>242,00</text:p>
          </table:table-cell>
          <table:table-cell table:formula="of:=[.C59]/[.$C$92]" office:value-type="percentage" office:value="0.0000059792847925440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BITO INFORMADO PELA AUDITORIA</text:p>
          </table:table-cell>
          <table:table-cell office:value-type="float" office:value="172" calcext:value-type="float">
            <text:p>172,00</text:p>
          </table:table-cell>
          <table:table-cell table:formula="of:=[.C60]/[.$C$92]" office:value-type="percentage" office:value="0.0000042497396046180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TA MEDICA</text:p>
          </table:table-cell>
          <table:table-cell office:value-type="float" office:value="168" calcext:value-type="float">
            <text:p>168,00</text:p>
          </table:table-cell>
          <table:table-cell table:formula="of:=[.C61]/[.$C$92]" office:value-type="percentage" office:value="0.0000041509084510222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CUP.LESAO C/ DESCARAC. DO BENEF.</text:p>
          </table:table-cell>
          <table:table-cell office:value-type="float" office:value="127" calcext:value-type="float">
            <text:p>127,00</text:p>
          </table:table-cell>
          <table:table-cell table:formula="of:=[.C62]/[.$C$92]" office:value-type="percentage" office:value="0.0000031378891266656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LTA TRABALHO-ATIV.INSALUBRE(B46)</text:p>
          </table:table-cell>
          <table:table-cell office:value-type="float" office:value="125" calcext:value-type="float">
            <text:p>125,00</text:p>
          </table:table-cell>
          <table:table-cell table:formula="of:=[.C63]/[.$C$92]" office:value-type="percentage" office:value="0.00000308847354986778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NCELAMENTO P/ERRO ADM.MEDICO/AUDITORIA</text:p>
          </table:table-cell>
          <table:table-cell office:value-type="float" office:value="120" calcext:value-type="float">
            <text:p>120,00</text:p>
          </table:table-cell>
          <table:table-cell table:formula="of:=[.C64]/[.$C$92]" office:value-type="percentage" office:value="0.0000029649346078730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ESSACAO POR REVISAO RURAL/95</text:p>
          </table:table-cell>
          <table:table-cell office:value-type="float" office:value="78" calcext:value-type="float">
            <text:p>78,00</text:p>
          </table:table-cell>
          <table:table-cell table:formula="of:=[.C65]/[.$C$92]" office:value-type="percentage" office:value="0.0000019272074951174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AO COMPARECIMENTO</text:p>
          </table:table-cell>
          <table:table-cell office:value-type="float" office:value="71" calcext:value-type="float">
            <text:p>71,00</text:p>
          </table:table-cell>
          <table:table-cell table:formula="of:=[.C66]/[.$C$92]" office:value-type="percentage" office:value="0.000001754252976324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RRO TECNICO</text:p>
          </table:table-cell>
          <table:table-cell office:value-type="float" office:value="63" calcext:value-type="float">
            <text:p>63,00</text:p>
          </table:table-cell>
          <table:table-cell table:formula="of:=[.C67]/[.$C$92]" office:value-type="percentage" office:value="0.0000015565906691333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VISAO DE ACORDAO</text:p>
          </table:table-cell>
          <table:table-cell office:value-type="float" office:value="55" calcext:value-type="float">
            <text:p>55,00</text:p>
          </table:table-cell>
          <table:table-cell table:formula="of:=[.C68]/[.$C$92]" office:value-type="percentage" office:value="0.0000013589283619418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NDA PER CAPITA - REVBPC</text:p>
          </table:table-cell>
          <table:table-cell office:value-type="float" office:value="48" calcext:value-type="float">
            <text:p>48,00</text:p>
          </table:table-cell>
          <table:table-cell table:formula="of:=[.C69]/[.$C$92]" office:value-type="percentage" office:value="0.00000118597384314923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SSACAO ABONO P/ CONCES. APOSENT.</text:p>
          </table:table-cell>
          <table:table-cell office:value-type="float" office:value="34" calcext:value-type="float">
            <text:p>34,00</text:p>
          </table:table-cell>
          <table:table-cell table:formula="of:=[.C70]/[.$C$92]" office:value-type="percentage" office:value="0.00000084006480556403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BITO DEPENDENTE INFORM. P/CENSO(HIPNET)</text:p>
          </table:table-cell>
          <table:table-cell office:value-type="float" office:value="30" calcext:value-type="float">
            <text:p>30,00</text:p>
          </table:table-cell>
          <table:table-cell table:formula="of:=[.C71]/[.$C$92]" office:value-type="percentage" office:value="0.00000074123365196826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NEFICIO CONCEDIDO COM CESSACAO DA DIB</text:p>
          </table:table-cell>
          <table:table-cell office:value-type="float" office:value="27" calcext:value-type="float">
            <text:p>27,00</text:p>
          </table:table-cell>
          <table:table-cell table:formula="of:=[.C72]/[.$C$92]" office:value-type="percentage" office:value="0.0000006671102867714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ESSACAO DE B80 (120/134 DIAS)</text:p>
          </table:table-cell>
          <table:table-cell office:value-type="float" office:value="25" calcext:value-type="float">
            <text:p>25,00</text:p>
          </table:table-cell>
          <table:table-cell table:formula="of:=[.C73]/[.$C$92]" office:value-type="percentage" office:value="0.000000617694709973556" calcext:value-type="percentage">
            <text:p>0,00%</text:p>
          </table:table-cell>
          <table:table-cell table:number-columns-repeated="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RETORNO VOLUNTARIO AO TRABALHO</text:p>
          </table:table-cell>
          <table:table-cell table:style-name="ce10" office:value-type="float" office:value="20" calcext:value-type="float">
            <text:p>20,00</text:p>
          </table:table-cell>
          <table:table-cell table:style-name="ce13" table:formula="of:=[.C74]/[.$C$92]" office:value-type="percentage" office:value="0.0000004941557679788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ANSFERENCIA P/ORGAO ORIGEM LEI 8878/94</text:p>
          </table:table-cell>
          <table:table-cell office:value-type="float" office:value="19" calcext:value-type="float">
            <text:p>19,00</text:p>
          </table:table-cell>
          <table:table-cell table:formula="of:=[.C75]/[.$C$92]" office:value-type="percentage" office:value="0.00000046944797957990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BITO INFORMADO PELA REVBPC</text:p>
          </table:table-cell>
          <table:table-cell office:value-type="float" office:value="19" calcext:value-type="float">
            <text:p>19,00</text:p>
          </table:table-cell>
          <table:table-cell table:formula="of:=[.C76]/[.$C$92]" office:value-type="percentage" office:value="0.00000046944797957990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ESSACAO P/ FALTA DE DIGITALIZACAO</text:p>
          </table:table-cell>
          <table:table-cell office:value-type="float" office:value="8" calcext:value-type="float">
            <text:p>8,00</text:p>
          </table:table-cell>
          <table:table-cell table:formula="of:=[.C77]/[.$C$92]" office:value-type="percentage" office:value="0.000000197662307191538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ESS. PA DEVIDO CESS. BENEF. INST.</text:p>
          </table:table-cell>
          <table:table-cell office:value-type="float" office:value="6" calcext:value-type="float">
            <text:p>6,00</text:p>
          </table:table-cell>
          <table:table-cell table:formula="of:=[.C78]/[.$C$92]" office:value-type="percentage" office:value="0.000000148246730393653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SS. BENEFICIO - RECIPROCA</text:p>
          </table:table-cell>
          <table:table-cell office:value-type="float" office:value="5" calcext:value-type="float">
            <text:p>5,00</text:p>
          </table:table-cell>
          <table:table-cell table:formula="of:=[.C79]/[.$C$92]" office:value-type="percentage" office:value="0.000000123538941994711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ESSACAO POR LEI</text:p>
          </table:table-cell>
          <table:table-cell office:value-type="float" office:value="5" calcext:value-type="float">
            <text:p>5,00</text:p>
          </table:table-cell>
          <table:table-cell table:formula="of:=[.C80]/[.$C$92]" office:value-type="percentage" office:value="0.000000123538941994711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T./PERMANENC.NA ATIV.COND.ESPEC.</text:p>
          </table:table-cell>
          <table:table-cell office:value-type="float" office:value="4" calcext:value-type="float">
            <text:p>4,00</text:p>
          </table:table-cell>
          <table:table-cell table:formula="of:=[.C81]/[.$C$92]" office:value-type="percentage" office:value="0.000000098831153595768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X.RECL.-CUMPR.PENA,CONDIC.,ALBERG.</text:p>
          </table:table-cell>
          <table:table-cell office:value-type="float" office:value="4" calcext:value-type="float">
            <text:p>4,00</text:p>
          </table:table-cell>
          <table:table-cell table:formula="of:=[.C82]/[.$C$92]" office:value-type="percentage" office:value="0.000000098831153595768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MUNERACAO APOS A DIB</text:p>
          </table:table-cell>
          <table:table-cell office:value-type="float" office:value="3" calcext:value-type="float">
            <text:p>3,00</text:p>
          </table:table-cell>
          <table:table-cell table:formula="of:=[.C83]/[.$C$92]" office:value-type="percentage" office:value="0.000000074123365196826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CAO CONCESSAO BENEFICIO PREVIDENCIARIO</text:p>
          </table:table-cell>
          <table:table-cell office:value-type="float" office:value="2" calcext:value-type="float">
            <text:p>2,00</text:p>
          </table:table-cell>
          <table:table-cell table:formula="of:=[.C84]/[.$C$92]" office:value-type="percentage" office:value="0.00000004941557679788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STATUTARIO TRANSF. P/ORGAO ORIGEM</text:p>
          </table:table-cell>
          <table:table-cell office:value-type="float" office:value="2" calcext:value-type="float">
            <text:p>2,00</text:p>
          </table:table-cell>
          <table:table-cell table:formula="of:=[.C85]/[.$C$92]" office:value-type="percentage" office:value="0.00000004941557679788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BORTO NAO CRIMINOSO</text:p>
          </table:table-cell>
          <table:table-cell office:value-type="float" office:value="1" calcext:value-type="float">
            <text:p>1,00</text:p>
          </table:table-cell>
          <table:table-cell table:formula="of:=[.C86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SSACAO AMPARO LEI 10559/02.</text:p>
          </table:table-cell>
          <table:table-cell office:value-type="float" office:value="1" calcext:value-type="float">
            <text:p>1,00</text:p>
          </table:table-cell>
          <table:table-cell table:formula="of:=[.C87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VBPC N HA+DEF LONG PZ</text:p>
          </table:table-cell>
          <table:table-cell office:value-type="float" office:value="1" calcext:value-type="float">
            <text:p>1,00</text:p>
          </table:table-cell>
          <table:table-cell table:formula="of:=[.C88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MPROVADA MA FE DO BENEFICIARIO</text:p>
          </table:table-cell>
          <table:table-cell office:value-type="float" office:value="1" calcext:value-type="float">
            <text:p>1,00</text:p>
          </table:table-cell>
          <table:table-cell table:formula="of:=[.C89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ESSACAO - OPCAO RECEB. PELO M. EXERCITO</text:p>
          </table:table-cell>
          <table:table-cell office:value-type="float" office:value="1" calcext:value-type="float">
            <text:p>1,00</text:p>
          </table:table-cell>
          <table:table-cell table:formula="of:=[.C90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ESSACAO DE B80 (30 DIAS)</text:p>
          </table:table-cell>
          <table:table-cell office:value-type="float" office:value="1" calcext:value-type="float">
            <text:p>1,00</text:p>
          </table:table-cell>
          <table:table-cell table:formula="of:=[.C91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" table:formula="of:=SUM([.C2:.C91])" office:value-type="float" office:value="40473068" calcext:value-type="float">
            <text:p>40.473.068,00</text:p>
          </table:table-cell>
          <table:table-cell table:style-name="Default"/>
          <table:table-cell table:number-columns-repeated="7"/>
        </table:table-row>
        <table:table-row table:style-name="ro1" table:number-rows-repeated="4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</table:table>
      <table:table table:name="especie" table:style-name="ta1">
        <table:table-column table:style-name="co1" table:default-cell-style-name="ce2"/>
        <table:table-column table:style-name="co6" table:default-cell-style-name="ce5"/>
        <table:table-column table:style-name="co7" table:default-cell-style-name="ce8"/>
        <table:table-column table:style-name="co1" table:default-cell-style-name="ce12"/>
        <table:table-row table:style-name="ro2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uxilio doença previdenciário </text:p>
          </table:table-cell>
          <table:table-cell office:value-type="float" office:value="33019052" calcext:value-type="float">
            <text:p>33.019.052,00</text:p>
          </table:table-cell>
          <table:table-cell table:formula="of:=[.C2]/SUM([.$C$2:.$C$9])" office:value-type="percentage" office:value="0.569727464371514" calcext:value-type="percentage">
            <text:p>56,97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osentadoria por idade </text:p>
          </table:table-cell>
          <table:table-cell office:value-type="float" office:value="10568276" calcext:value-type="float">
            <text:p>10.568.276,00</text:p>
          </table:table-cell>
          <table:table-cell table:formula="of:=[.C3]/SUM([.$C$2:.$C$9])" office:value-type="percentage" office:value="0.182350392381293" calcext:value-type="percentage">
            <text:p>18,24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osentadoria por tempo de serviço previdenciária </text:p>
          </table:table-cell>
          <table:table-cell office:value-type="float" office:value="5272829" calcext:value-type="float">
            <text:p>5.272.829,00</text:p>
          </table:table-cell>
          <table:table-cell table:formula="of:=[.C4]/SUM([.$C$2:.$C$9])" office:value-type="percentage" office:value="0.0909800649708109" calcext:value-type="percentage">
            <text:p>9,10%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Auxílio doença acidentário </text:p>
          </table:table-cell>
          <table:table-cell office:value-type="float" office:value="4877036" calcext:value-type="float">
            <text:p>4.877.036,00</text:p>
          </table:table-cell>
          <table:table-cell table:formula="of:=[.C5]/SUM([.$C$2:.$C$9])" office:value-type="percentage" office:value="0.0841508518757168" calcext:value-type="percentage">
            <text:p>8,42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posentadoria por invalidez previdenciária </text:p>
          </table:table-cell>
          <table:table-cell office:value-type="float" office:value="3725842" calcext:value-type="float">
            <text:p>3.725.842,00</text:p>
          </table:table-cell>
          <table:table-cell table:formula="of:=[.C6]/SUM([.$C$2:.$C$9])" office:value-type="percentage" office:value="0.0642875669267818" calcext:value-type="percentage">
            <text:p>6,43%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osentadoria por invalidez por acidente do trabalho </text:p>
          </table:table-cell>
          <table:table-cell office:value-type="float" office:value="189969" calcext:value-type="float">
            <text:p>189.969,00</text:p>
          </table:table-cell>
          <table:table-cell table:formula="of:=[.C7]/SUM([.$C$2:.$C$9])" office:value-type="percentage" office:value="0.00327782144318353" calcext:value-type="percentage">
            <text:p>0,33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posentadoria por tempo de serviço especial </text:p>
          </table:table-cell>
          <table:table-cell office:value-type="float" office:value="188462" calcext:value-type="float">
            <text:p>188.462,00</text:p>
          </table:table-cell>
          <table:table-cell table:formula="of:=[.C8]/SUM([.$C$2:.$C$9])" office:value-type="percentage" office:value="0.00325181890111152" calcext:value-type="percentage">
            <text:p>0,33%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osentadoria por tempo de serviço de professor </text:p>
          </table:table-cell>
          <table:table-cell office:value-type="float" office:value="114406" calcext:value-type="float">
            <text:p>114.406,00</text:p>
          </table:table-cell>
          <table:table-cell table:formula="of:=[.C9]/SUM([.$C$2:.$C$9])" office:value-type="percentage" office:value="0.0019740191295888" calcext:value-type="percentage">
            <text:p>0,20%</text:p>
          </table:table-cell>
        </table:table-row>
      </table:table>
      <table:table table:name="sexo" table:style-name="ta1" table:print-ranges="sexo.A1:sexo.D4">
        <table:table-column table:style-name="co1" table:default-cell-style-name="ce2"/>
        <table:table-column table:style-name="co8" table:default-cell-style-name="ce5"/>
        <table:table-column table:style-name="co7" table:default-cell-style-name="ce8"/>
        <table:table-column table:style-name="co1" table:default-cell-style-name="ce12"/>
        <table:table-row table:style-name="ro2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culino</text:p>
          </table:table-cell>
          <table:table-cell office:value-type="float" office:value="31910332" calcext:value-type="float">
            <text:p>31.910.332,00</text:p>
          </table:table-cell>
          <table:table-cell table:formula="of:=[.C2]/SUM([.$C$2:.$C$4])" office:value-type="percentage" office:value="0.550597047353545" calcext:value-type="percentage">
            <text:p>55,06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inino</text:p>
          </table:table-cell>
          <table:table-cell office:value-type="float" office:value="26040817" calcext:value-type="float">
            <text:p>26.040.817,00</text:p>
          </table:table-cell>
          <table:table-cell table:formula="of:=[.C3]/SUM([.$C$2:.$C$4])" office:value-type="percentage" office:value="0.449321459609822" calcext:value-type="percentage">
            <text:p>44,93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gnorado</text:p>
          </table:table-cell>
          <table:table-cell office:value-type="float" office:value="4723" calcext:value-type="float">
            <text:p>4.723,00</text:p>
          </table:table-cell>
          <table:table-cell table:formula="of:=[.C4]/SUM([.$C$2:.$C$4])" office:value-type="percentage" office:value="0.0000814930366331129" calcext:value-type="percentage">
            <text:p>0,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4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13:30.861096142</meta:creation-date>
    <dc:date>2018-05-23T12:30:37.035211480</dc:date>
    <meta:editing-duration>PT12M49S</meta:editing-duration>
    <meta:editing-cycles>3</meta:editing-cycles>
    <meta:generator>LibreOffice/5.1.6.2$Linux_X86_64 LibreOffice_project/10m0$Build-2</meta:generator>
    <meta:document-statistic meta:table-count="3" meta:cell-count="528" meta:object-count="0"/>
  </office:meta>
</office:document-meta>
</file>